
<file path=META-INF/manifest.xml><?xml version="1.0" encoding="utf-8"?>
<manifest:manifest xmlns:manifest="urn:oasis:names:tc:opendocument:xmlns:manifest:1.0"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ettings.xml" manifest:media-type="text/xml"/>
  <manifest:file-entry manifest:full-path="Object 1/" manifest:media-type="application/vnd.oasis.opendocument.formula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ettings.xml" manifest:media-type="text/xml"/>
  <manifest:file-entry manifest:full-path="Object 2/" manifest:media-type="application/vnd.oasis.opendocument.formula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settings.xml" manifest:media-type="text/xml"/>
  <manifest:file-entry manifest:full-path="Object 3/" manifest:media-type="application/vnd.oasis.opendocument.formula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ettings.xml" manifest:media-type="text/xml"/>
  <manifest:file-entry manifest:full-path="Object 4/" manifest:media-type="application/vnd.oasis.opendocument.formula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settings.xml" manifest:media-type="text/xml"/>
  <manifest:file-entry manifest:full-path="Object 5/" manifest:media-type="application/vnd.oasis.opendocument.formula"/>
  <manifest:file-entry manifest:full-path="Object 6/styles.xml" manifest:media-type="text/xml"/>
  <manifest:file-entry manifest:full-path="Object 6/content.xml" manifest:media-type="text/xml"/>
  <manifest:file-entry manifest:full-path="Object 6/meta.xml" manifest:media-type="text/xml"/>
  <manifest:file-entry manifest:full-path="Object 6/settings.xml" manifest:media-type="text/xml"/>
  <manifest:file-entry manifest:full-path="Object 6/" manifest:media-type="application/vnd.oasis.opendocument.formula"/>
  <manifest:file-entry manifest:full-path="Object 7/styles.xml" manifest:media-type="text/xml"/>
  <manifest:file-entry manifest:full-path="Object 7/content.xml" manifest:media-type="text/xml"/>
  <manifest:file-entry manifest:full-path="Object 7/meta.xml" manifest:media-type="text/xml"/>
  <manifest:file-entry manifest:full-path="Object 7/settings.xml" manifest:media-type="text/xml"/>
  <manifest:file-entry manifest:full-path="Object 7/" manifest:media-type="application/vnd.oasis.opendocument.formula"/>
  <manifest:file-entry manifest:full-path="Object 8/styles.xml" manifest:media-type="text/xml"/>
  <manifest:file-entry manifest:full-path="Object 8/content.xml" manifest:media-type="text/xml"/>
  <manifest:file-entry manifest:full-path="Object 8/meta.xml" manifest:media-type="text/xml"/>
  <manifest:file-entry manifest:full-path="Object 8/settings.xml" manifest:media-type="text/xml"/>
  <manifest:file-entry manifest:full-path="Object 8/" manifest:media-type="application/vnd.oasis.opendocument.formula"/>
  <manifest:file-entry manifest:full-path="Object 9/styles.xml" manifest:media-type="text/xml"/>
  <manifest:file-entry manifest:full-path="Object 9/content.xml" manifest:media-type="text/xml"/>
  <manifest:file-entry manifest:full-path="Object 9/meta.xml" manifest:media-type="text/xml"/>
  <manifest:file-entry manifest:full-path="Object 9/settings.xml" manifest:media-type="text/xml"/>
  <manifest:file-entry manifest:full-path="Object 9/" manifest:media-type="application/vnd.oasis.opendocument.formula"/>
  <manifest:file-entry manifest:full-path="Object 10/styles.xml" manifest:media-type="text/xml"/>
  <manifest:file-entry manifest:full-path="Object 10/content.xml" manifest:media-type="text/xml"/>
  <manifest:file-entry manifest:full-path="Object 10/meta.xml" manifest:media-type="text/xml"/>
  <manifest:file-entry manifest:full-path="Object 10/settings.xml" manifest:media-type="text/xml"/>
  <manifest:file-entry manifest:full-path="Object 10/" manifest:media-type="application/vnd.oasis.opendocument.formula"/>
  <manifest:file-entry manifest:full-path="Object 11/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ettings.xml" manifest:media-type="text/xml"/>
  <manifest:file-entry manifest:full-path="Object 11/" manifest:media-type="application/vnd.oasis.opendocument.formula"/>
  <manifest:file-entry manifest:full-path="Object 12/styles.xml" manifest:media-type="text/xml"/>
  <manifest:file-entry manifest:full-path="Object 12/content.xml" manifest:media-type="text/xml"/>
  <manifest:file-entry manifest:full-path="Object 12/meta.xml" manifest:media-type="text/xml"/>
  <manifest:file-entry manifest:full-path="Object 12/settings.xml" manifest:media-type="text/xml"/>
  <manifest:file-entry manifest:full-path="Object 12/" manifest:media-type="application/vnd.oasis.opendocument.formula"/>
  <manifest:file-entry manifest:full-path="Object 13/styles.xml" manifest:media-type="text/xml"/>
  <manifest:file-entry manifest:full-path="Object 13/content.xml" manifest:media-type="text/xml"/>
  <manifest:file-entry manifest:full-path="Object 13/meta.xml" manifest:media-type="text/xml"/>
  <manifest:file-entry manifest:full-path="Object 13/settings.xml" manifest:media-type="text/xml"/>
  <manifest:file-entry manifest:full-path="Object 13/" manifest:media-type="application/vnd.oasis.opendocument.formula"/>
  <manifest:file-entry manifest:full-path="Object 14/styles.xml" manifest:media-type="text/xml"/>
  <manifest:file-entry manifest:full-path="Object 14/content.xml" manifest:media-type="text/xml"/>
  <manifest:file-entry manifest:full-path="Object 14/meta.xml" manifest:media-type="text/xml"/>
  <manifest:file-entry manifest:full-path="Object 14/settings.xml" manifest:media-type="text/xml"/>
  <manifest:file-entry manifest:full-path="Object 14/" manifest:media-type="application/vnd.oasis.opendocument.formula"/>
  <manifest:file-entry manifest:full-path="Object 15/styles.xml" manifest:media-type="text/xml"/>
  <manifest:file-entry manifest:full-path="Object 15/content.xml" manifest:media-type="text/xml"/>
  <manifest:file-entry manifest:full-path="Object 15/meta.xml" manifest:media-type="text/xml"/>
  <manifest:file-entry manifest:full-path="Object 15/settings.xml" manifest:media-type="text/xml"/>
  <manifest:file-entry manifest:full-path="Object 15/" manifest:media-type="application/vnd.oasis.opendocument.formula"/>
  <manifest:file-entry manifest:full-path="Object 16/styles.xml" manifest:media-type="text/xml"/>
  <manifest:file-entry manifest:full-path="Object 16/content.xml" manifest:media-type="text/xml"/>
  <manifest:file-entry manifest:full-path="Object 16/meta.xml" manifest:media-type="text/xml"/>
  <manifest:file-entry manifest:full-path="Object 16/settings.xml" manifest:media-type="text/xml"/>
  <manifest:file-entry manifest:full-path="Object 16/" manifest:media-type="application/vnd.oasis.opendocument.formula"/>
  <manifest:file-entry manifest:full-path="Object 17/styles.xml" manifest:media-type="text/xml"/>
  <manifest:file-entry manifest:full-path="Object 17/content.xml" manifest:media-type="text/xml"/>
  <manifest:file-entry manifest:full-path="Object 17/meta.xml" manifest:media-type="text/xml"/>
  <manifest:file-entry manifest:full-path="Object 17/settings.xml" manifest:media-type="text/xml"/>
  <manifest:file-entry manifest:full-path="Object 17/" manifest:media-type="application/vnd.oasis.opendocument.formula"/>
  <manifest:file-entry manifest:full-path="Object 18/styles.xml" manifest:media-type="text/xml"/>
  <manifest:file-entry manifest:full-path="Object 18/content.xml" manifest:media-type="text/xml"/>
  <manifest:file-entry manifest:full-path="Object 18/meta.xml" manifest:media-type="text/xml"/>
  <manifest:file-entry manifest:full-path="Object 18/settings.xml" manifest:media-type="text/xml"/>
  <manifest:file-entry manifest:full-path="Object 18/" manifest:media-type="application/vnd.oasis.opendocument.formula"/>
  <manifest:file-entry manifest:full-path="Object 19/styles.xml" manifest:media-type="text/xml"/>
  <manifest:file-entry manifest:full-path="Object 19/content.xml" manifest:media-type="text/xml"/>
  <manifest:file-entry manifest:full-path="Object 19/meta.xml" manifest:media-type="text/xml"/>
  <manifest:file-entry manifest:full-path="Object 19/settings.xml" manifest:media-type="text/xml"/>
  <manifest:file-entry manifest:full-path="Object 19/" manifest:media-type="application/vnd.oasis.opendocument.formula"/>
  <manifest:file-entry manifest:full-path="Object 20/styles.xml" manifest:media-type="text/xml"/>
  <manifest:file-entry manifest:full-path="Object 20/content.xml" manifest:media-type="text/xml"/>
  <manifest:file-entry manifest:full-path="Object 20/meta.xml" manifest:media-type="text/xml"/>
  <manifest:file-entry manifest:full-path="Object 20/settings.xml" manifest:media-type="text/xml"/>
  <manifest:file-entry manifest:full-path="Object 20/" manifest:media-type="application/vnd.oasis.opendocument.formula"/>
  <manifest:file-entry manifest:full-path="Object 21/styles.xml" manifest:media-type="text/xml"/>
  <manifest:file-entry manifest:full-path="Object 21/content.xml" manifest:media-type="text/xml"/>
  <manifest:file-entry manifest:full-path="Object 21/meta.xml" manifest:media-type="text/xml"/>
  <manifest:file-entry manifest:full-path="Object 21/settings.xml" manifest:media-type="text/xml"/>
  <manifest:file-entry manifest:full-path="Object 21/" manifest:media-type="application/vnd.oasis.opendocument.formula"/>
  <manifest:file-entry manifest:full-path="Object 22/styles.xml" manifest:media-type="text/xml"/>
  <manifest:file-entry manifest:full-path="Object 22/content.xml" manifest:media-type="text/xml"/>
  <manifest:file-entry manifest:full-path="Object 22/meta.xml" manifest:media-type="text/xml"/>
  <manifest:file-entry manifest:full-path="Object 22/settings.xml" manifest:media-type="text/xml"/>
  <manifest:file-entry manifest:full-path="Object 22/" manifest:media-type="application/vnd.oasis.opendocument.formula"/>
  <manifest:file-entry manifest:full-path="Object 23/styles.xml" manifest:media-type="text/xml"/>
  <manifest:file-entry manifest:full-path="Object 23/content.xml" manifest:media-type="text/xml"/>
  <manifest:file-entry manifest:full-path="Object 23/meta.xml" manifest:media-type="text/xml"/>
  <manifest:file-entry manifest:full-path="Object 23/settings.xml" manifest:media-type="text/xml"/>
  <manifest:file-entry manifest:full-path="Object 23/" manifest:media-type="application/vnd.oasis.opendocument.formula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2">
      <style:paragraph-properties fo:text-align="justify" fo:margin-bottom="12pt"/>
      <style:text-properties style:font-family-asian="Arial"/>
    </style:style>
    <style:style style:family="text" style:name="T3">
      <style:text-properties style:font-family-asian="Arial" fo:font-weight="bold"/>
    </style:style>
    <style:style style:family="text" style:name="T4">
      <style:text-properties style:font-family-asian="Arial"/>
    </style:style>
    <style:style style:family="graphic" style:name="gr3">
      <style:graphic-properties fo:background-color="transparent"/>
    </style:style>
    <style:style style:family="text" style:name="T5">
      <style:text-properties style:font-family-asian="Arial"/>
    </style:style>
    <style:style style:family="graphic" style:name="gr4">
      <style:graphic-properties fo:background-color="transparent"/>
    </style:style>
    <style:style style:family="paragraph" style:name="P3">
      <style:paragraph-properties fo:text-align="justify" fo:margin-bottom="12pt"/>
      <style:text-properties style:font-family-asian="Arial" fo:font-weight="bold"/>
    </style:style>
    <style:style style:family="text" style:name="T6">
      <style:text-properties style:font-family-asian="Arial" fo:font-weight="bold"/>
    </style:style>
    <style:style style:family="paragraph" style:name="P4">
      <style:paragraph-properties fo:text-align="justify" fo:margin-bottom="12pt"/>
      <style:text-properties style:font-family-asian="Arial" fo:language="en" fo:country="US"/>
    </style:style>
    <style:style style:family="graphic" style:name="gr5">
      <style:graphic-properties fo:background-color="transparent"/>
    </style:style>
    <style:style style:family="paragraph" style:name="P5">
      <style:paragraph-properties fo:text-align="justify" fo:margin-bottom="12pt"/>
      <style:text-properties style:font-family-asian="Arial" fo:language="en" fo:country="US"/>
    </style:style>
    <style:style style:family="graphic" style:name="gr6">
      <style:graphic-properties fo:background-color="transparent"/>
    </style:style>
    <style:style style:family="paragraph" style:name="P6">
      <style:paragraph-properties fo:text-align="justify" fo:margin-bottom="12pt"/>
      <style:text-properties style:font-family-asian="Arial" fo:language="en" fo:country="US"/>
    </style:style>
    <style:style style:family="graphic" style:name="gr7">
      <style:graphic-properties fo:background-color="transparent"/>
    </style:style>
    <style:style style:family="paragraph" style:name="P7">
      <style:paragraph-properties fo:text-align="justify" fo:margin-bottom="12pt"/>
      <style:text-properties style:font-family-asian="Arial"/>
    </style:style>
    <style:style style:family="graphic" style:name="gr8">
      <style:graphic-properties fo:background-color="transparent"/>
    </style:style>
    <style:style style:family="paragraph" style:name="P8">
      <style:paragraph-properties fo:text-align="justify" fo:margin-bottom="12pt"/>
      <style:text-properties style:font-family-asian="Arial" fo:font-weight="bold"/>
    </style:style>
    <style:style style:family="graphic" style:name="gr9">
      <style:graphic-properties fo:background-color="transparent"/>
    </style:style>
    <style:style style:family="text" style:name="T7">
      <style:text-properties style:font-family-asian="Arial"/>
    </style:style>
    <style:style style:family="text" style:name="T8">
      <style:text-properties style:font-family-asian="Arial" fo:font-weight="bold"/>
    </style:style>
    <style:style style:family="paragraph" style:name="P9">
      <style:paragraph-properties fo:text-align="justify" fo:margin-bottom="12pt"/>
      <style:text-properties style:font-family-asian="Arial" fo:font-weight="bold"/>
    </style:style>
    <style:style style:family="text" style:name="T9">
      <style:text-properties style:font-family-asian="Arial" fo:font-weight="bold"/>
    </style:style>
    <style:style style:family="graphic" style:name="gr10">
      <style:graphic-properties fo:background-color="transparent"/>
    </style:style>
    <style:style style:family="paragraph" style:name="P10">
      <style:paragraph-properties fo:text-align="justify" fo:margin-bottom="12pt"/>
      <style:text-properties style:font-family-asian="Arial" fo:language="en" fo:country="US" fo:font-style="italic"/>
    </style:style>
    <style:style style:family="graphic" style:name="gr11">
      <style:graphic-properties fo:background-color="transparent"/>
    </style:style>
    <style:style style:family="paragraph" style:name="P11">
      <style:paragraph-properties fo:text-align="justify" fo:margin-bottom="12pt"/>
      <style:text-properties style:font-family-asian="Arial" fo:language="en" fo:country="US" fo:font-style="italic"/>
    </style:style>
    <style:style style:family="graphic" style:name="gr12">
      <style:graphic-properties fo:background-color="transparent"/>
    </style:style>
    <style:style style:family="paragraph" style:name="P12">
      <style:paragraph-properties fo:text-align="justify" fo:margin-bottom="12pt"/>
      <style:text-properties style:font-family-asian="Arial" fo:language="en" fo:country="US" fo:font-style="italic"/>
    </style:style>
    <style:style style:family="graphic" style:name="gr13">
      <style:graphic-properties fo:background-color="transparent"/>
    </style:style>
    <style:style style:family="paragraph" style:name="P13">
      <style:paragraph-properties fo:text-align="justify" fo:margin-bottom="12pt"/>
      <style:text-properties style:font-family-asian="Arial" fo:language="en" fo:country="US" fo:font-style="italic"/>
    </style:style>
    <style:style style:family="graphic" style:name="gr14">
      <style:graphic-properties fo:background-color="transparent"/>
    </style:style>
    <style:style style:family="paragraph" style:name="P14">
      <style:paragraph-properties fo:text-align="justify" fo:margin-bottom="12pt"/>
      <style:text-properties style:font-family-asian="Arial" fo:language="en" fo:country="US" fo:font-style="italic"/>
    </style:style>
    <style:style style:family="graphic" style:name="gr15">
      <style:graphic-properties fo:background-color="transparent"/>
    </style:style>
    <style:style style:family="paragraph" style:name="P15">
      <style:paragraph-properties fo:text-align="justify" fo:margin-bottom="12pt"/>
      <style:text-properties style:font-family-asian="Arial" fo:font-style="italic"/>
    </style:style>
    <style:style style:family="text" style:name="T10">
      <style:text-properties style:font-family-asian="Arial" fo:font-style="italic"/>
    </style:style>
    <style:style style:family="graphic" style:name="gr16">
      <style:graphic-properties fo:background-color="transparent"/>
    </style:style>
    <style:style style:family="paragraph" style:name="P16">
      <style:paragraph-properties fo:text-align="justify" fo:margin-bottom="12pt"/>
      <style:text-properties style:font-family-asian="Arial" fo:language="en" fo:country="US" fo:font-style="italic" fo:font-weight="bold"/>
    </style:style>
    <style:style style:family="paragraph" style:name="P17">
      <style:paragraph-properties fo:text-align="justify" fo:margin-bottom="12pt"/>
      <style:text-properties style:font-family-asian="Arial" fo:language="en" fo:country="US"/>
    </style:style>
    <style:style style:family="text" style:name="T11">
      <style:text-properties style:font-family-asian="Arial" fo:font-weight="bold"/>
    </style:style>
    <style:style style:family="graphic" style:name="gr17">
      <style:graphic-properties fo:background-color="transparent"/>
    </style:style>
    <style:style style:family="paragraph" style:name="P18">
      <style:paragraph-properties fo:text-align="justify" fo:margin-bottom="12pt"/>
      <style:text-properties style:font-family-asian="Arial" fo:language="en" fo:country="US"/>
    </style:style>
    <style:style style:family="graphic" style:name="gr18">
      <style:graphic-properties fo:background-color="transparent"/>
    </style:style>
    <style:style style:family="paragraph" style:name="P19">
      <style:paragraph-properties fo:text-align="justify" fo:margin-bottom="12pt"/>
      <style:text-properties style:font-family-asian="Arial" fo:language="en" fo:country="US"/>
    </style:style>
    <style:style style:family="graphic" style:name="gr19">
      <style:graphic-properties fo:background-color="transparent"/>
    </style:style>
    <style:style style:family="paragraph" style:name="P20">
      <style:paragraph-properties fo:text-align="justify" fo:margin-bottom="12pt"/>
      <style:text-properties style:font-family-asian="Arial" fo:language="en" fo:country="US"/>
    </style:style>
    <style:style style:family="graphic" style:name="gr20">
      <style:graphic-properties fo:background-color="transparent"/>
    </style:style>
    <style:style style:family="paragraph" style:name="P21">
      <style:paragraph-properties fo:text-align="justify" fo:margin-bottom="12pt"/>
      <style:text-properties style:font-family-asian="Arial" fo:language="en" fo:country="US"/>
    </style:style>
    <style:style style:family="graphic" style:name="gr21">
      <style:graphic-properties fo:background-color="transparent"/>
    </style:style>
    <style:style style:family="paragraph" style:name="P22">
      <style:paragraph-properties fo:text-align="justify" fo:margin-bottom="12pt"/>
      <style:text-properties style:font-family-asian="Arial" fo:language="en" fo:country="US"/>
    </style:style>
    <style:style style:family="graphic" style:name="gr22">
      <style:graphic-properties fo:background-color="transparent"/>
    </style:style>
    <style:style style:family="paragraph" style:name="P23">
      <style:paragraph-properties fo:text-align="justify" fo:margin-bottom="12pt"/>
      <style:text-properties style:font-family-asian="Arial" fo:font-weight="bold"/>
    </style:style>
    <style:style style:family="text" style:name="T12">
      <style:text-properties style:font-family-asian="Arial" fo:font-weight="bold"/>
    </style:style>
    <style:style style:family="paragraph" style:name="P24">
      <style:paragraph-properties fo:text-align="justify" fo:margin-bottom="12pt"/>
      <style:text-properties style:font-family-asian="Arial" fo:language="en" fo:country="US" fo:font-weight="bold"/>
    </style:style>
    <style:style style:family="graphic" style:name="gr23">
      <style:graphic-properties fo:background-color="transparent"/>
    </style:style>
    <style:style style:family="paragraph" style:name="P25">
      <style:paragraph-properties fo:text-align="justify" fo:margin-bottom="12pt"/>
      <style:text-properties style:font-family-asian="Arial" fo:language="en" fo:country="US" fo:font-weight="bold"/>
    </style:style>
    <style:style style:family="graphic" style:name="gr24">
      <style:graphic-properties fo:background-color="transparent"/>
    </style:style>
    <style:style style:family="paragraph" style:name="P26">
      <style:paragraph-properties fo:text-align="justify" fo:margin-bottom="12pt"/>
      <style:text-properties style:font-family-asian="Arial" fo:font-weight="bold"/>
    </style:style>
    <style:style style:family="text" style:name="T13">
      <style:text-properties style:font-family-asian="Arial" fo:font-weight="bold"/>
    </style:style>
    <style:style style:family="graphic" style:name="gr25">
      <style:graphic-properties fo:background-color="transparent"/>
    </style:style>
    <style:style style:family="paragraph" style:name="P27">
      <style:paragraph-properties fo:text-align="justify" fo:margin-bottom="12pt"/>
      <style:text-properties style:font-family-asian="Arial"/>
    </style:style>
    <style:style style:family="paragraph" style:name="P28">
      <style:paragraph-properties fo:text-align="justify"/>
      <style:text-properties style:font-family-asian="Arial"/>
    </style:style>
  </office:automatic-styles>
  <office:body>
    <office:text text:use-soft-page-breaks="true">
      <text:p text:style-name="P2"><text:span text:style-name="T3">Дано:</text:span><text:span text:style-name="T4"><text:s/></text:span><draw:frame draw:style-name="gr3" text:anchor-type="as-char" svg:width="1.905cm" svg:height="1.111cm"><draw:object xlink:href="./Object 1" xlink:type="simple" xlink:show="embed" xlink:actuate="onLoad"/></draw:frame><text:span text:style-name="T5">, </text:span><draw:frame draw:style-name="gr4" text:anchor-type="as-char" svg:width="1.905cm" svg:height="1.111cm"><draw:object xlink:href="./Object 2" xlink:type="simple" xlink:show="embed" xlink:actuate="onLoad"/></draw:frame></text:p>
      <text:p text:style-name="P3"><text:span text:style-name="T6">Построение нормального уравнения</text:span></text:p>
      <text:p text:style-name="P4"><draw:frame draw:style-name="gr5" text:anchor-type="as-char" svg:width="2.143cm" svg:height="1.111cm"><draw:object xlink:href="./Object 3" xlink:type="simple" xlink:show="embed" xlink:actuate="onLoad"/></draw:frame></text:p>
      <text:p text:style-name="P5"><draw:frame draw:style-name="gr6" text:anchor-type="as-char" svg:width="2.355cm" svg:height="1.244cm"><draw:object xlink:href="./Object 4" xlink:type="simple" xlink:show="embed" xlink:actuate="onLoad"/></draw:frame></text:p>
      <text:p text:style-name="P6"><draw:frame draw:style-name="gr7" text:anchor-type="as-char" svg:width="10.58cm" svg:height="1.376cm"><draw:object xlink:href="./Object 5" xlink:type="simple" xlink:show="embed" xlink:actuate="onLoad"/></draw:frame></text:p>
      <text:p text:style-name="P7"><draw:frame draw:style-name="gr8" text:anchor-type="as-char" svg:width="14.13cm" svg:height="1.244cm"><draw:object xlink:href="./Object 6" xlink:type="simple" xlink:show="embed" xlink:actuate="onLoad"/></draw:frame></text:p>
      <text:p text:style-name="P8"><draw:frame draw:style-name="gr9" text:anchor-type="as-char" svg:width="5.901cm" svg:height="1.244cm"><draw:object xlink:href="./Object 7" xlink:type="simple" xlink:show="embed" xlink:actuate="onLoad"/></draw:frame><text:span text:style-name="T7"><text:s/></text:span><text:span text:style-name="T8">(*)</text:span></text:p>
      <text:p text:style-name="P9"><text:span text:style-name="T9">Нахождение обратной матрицы </text:span><draw:frame draw:style-name="gr10" text:anchor-type="as-char" svg:width="2.567cm" svg:height="1.244cm"><draw:object xlink:href="./Object 8" xlink:type="simple" xlink:show="embed" xlink:actuate="onLoad"/></draw:frame></text:p>
      <text:p text:style-name="P10"><draw:frame draw:style-name="gr11" text:anchor-type="as-char" svg:width="13.47cm" svg:height="1.111cm"><draw:object xlink:href="./Object 9" xlink:type="simple" xlink:show="embed" xlink:actuate="onLoad"/></draw:frame></text:p>
      <text:p text:style-name="P11"><draw:frame draw:style-name="gr12" text:anchor-type="as-char" svg:width="11.7cm" svg:height="1.773cm"><draw:object xlink:href="./Object 10" xlink:type="simple" xlink:show="embed" xlink:actuate="onLoad"/></draw:frame></text:p>
      <text:p text:style-name="P12"><draw:frame draw:style-name="gr13" text:anchor-type="as-char" svg:width="11.46cm" svg:height="1.773cm"><draw:object xlink:href="./Object 11" xlink:type="simple" xlink:show="embed" xlink:actuate="onLoad"/></draw:frame></text:p>
      <text:p text:style-name="P13"><draw:frame draw:style-name="gr14" text:anchor-type="as-char" svg:width="15.69cm" svg:height="1.773cm"><draw:object xlink:href="./Object 12" xlink:type="simple" xlink:show="embed" xlink:actuate="onLoad"/></draw:frame></text:p>
      <text:p text:style-name="P14"><draw:frame draw:style-name="gr15" text:anchor-type="as-char" svg:width="4.128cm" svg:height="1.773cm"><draw:object xlink:href="./Object 13" xlink:type="simple" xlink:show="embed" xlink:actuate="onLoad"/></draw:frame></text:p>
      <text:p text:style-name="P15"><text:span text:style-name="T10">Таким образом, </text:span><draw:frame draw:style-name="gr16" text:anchor-type="as-char" svg:width="5.477cm" svg:height="1.773cm"><draw:object xlink:href="./Object 14" xlink:type="simple" xlink:show="embed" xlink:actuate="onLoad"/></draw:frame></text:p>
      <text:p text:style-name="P16"/>
      <text:p text:style-name="P17"><text:span text:style-name="T11">(*)</text:span><draw:frame draw:style-name="gr17" text:anchor-type="as-char" svg:width="6.589cm" svg:height="1.773cm"><draw:object xlink:href="./Object 15" xlink:type="simple" xlink:show="embed" xlink:actuate="onLoad"/></draw:frame></text:p>
      <text:p text:style-name="P18"><draw:frame draw:style-name="gr18" text:anchor-type="as-char" svg:width="19.24cm" svg:height="1.773cm"><draw:object xlink:href="./Object 16" xlink:type="simple" xlink:show="embed" xlink:actuate="onLoad"/></draw:frame></text:p>
      <text:p text:style-name="P19"><draw:frame draw:style-name="gr19" text:anchor-type="as-char" svg:width="5.689cm" svg:height="1.773cm"><draw:object xlink:href="./Object 17" xlink:type="simple" xlink:show="embed" xlink:actuate="onLoad"/></draw:frame></text:p>
      <text:p text:style-name="P20"><draw:frame draw:style-name="gr20" text:anchor-type="as-char" svg:width="9.235cm" svg:height="1.773cm"><draw:object xlink:href="./Object 18" xlink:type="simple" xlink:show="embed" xlink:actuate="onLoad"/></draw:frame></text:p>
      <text:p text:style-name="P21"><draw:frame draw:style-name="gr21" text:anchor-type="as-char" svg:width="2.143cm" svg:height="1.773cm"><draw:object xlink:href="./Object 19" xlink:type="simple" xlink:show="embed" xlink:actuate="onLoad"/></draw:frame></text:p>
      <text:p text:style-name="P22"><draw:frame draw:style-name="gr22" text:anchor-type="as-char" svg:width="8.811cm" svg:height="1.111cm"><draw:object xlink:href="./Object 20" xlink:type="simple" xlink:show="embed" xlink:actuate="onLoad"/></draw:frame></text:p>
      <text:p text:style-name="P23"><text:span text:style-name="T12">Ответ:</text:span></text:p>
      <text:p text:style-name="P24"><draw:frame draw:style-name="gr23" text:anchor-type="as-char" svg:width="5.027cm" svg:height="1.111cm"><draw:object xlink:href="./Object 21" xlink:type="simple" xlink:show="embed" xlink:actuate="onLoad"/></draw:frame></text:p>
      <text:p text:style-name="P25"><draw:frame draw:style-name="gr24" text:anchor-type="as-char" svg:width="4.789cm" svg:height="1.111cm"><draw:object xlink:href="./Object 22" xlink:type="simple" xlink:show="embed" xlink:actuate="onLoad"/></draw:frame></text:p>
      <text:p text:style-name="P26"><text:span text:style-name="T13">Функция линейной регрессии </text:span><draw:frame draw:style-name="gr25" text:anchor-type="as-char" svg:width="9.922cm" svg:height="1.111cm"><draw:object xlink:href="./Object 23" xlink:type="simple" xlink:show="embed" xlink:actuate="onLoad"/></draw:frame></text:p>
      <text:p text:style-name="P27"/>
      <text:p text:style-name="P2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paragraph-properties fo:line-height="107.917%" style:tab-stop-distance="35.4pt" fo:margin-bottom="8pt"/>
      <style:text-properties fo:font-family="Calibri" style:font-family-asian="Calibri" style:font-family-complex="Arial" fo:font-size="11pt" fo:language="ru" fo:country="RU"/>
    </style:default-style>
    <style:default-style style:family="text">
      <style:text-properties fo:font-family="Calibri" style:font-family-asian="Calibri" style:font-family-complex="Arial" fo:font-size="11pt" fo:language="ru" fo:country="RU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class="default" style:display-name="Normal" style:family="paragraph" style:name="a"/>
    <style:style style:class="default" style:display-name="Default Paragraph Font" style:family="text" style:name="a0"/>
    <style:style style:parent-style-name="a0" style:display-name="Placeholder Text" style:family="text" style:name="a3">
      <style:text-properties fo:color="#808080"/>
    </style:style>
  </office:styles>
  <office:automatic-styles>
    <style:page-layout style:name="Mpm1">
      <style:page-layout-properties fo:page-width="21cm" fo:page-height="29.7cm" fo:margin-top="1cm" fo:margin-bottom="1.249cm" fo:margin-left="3.001cm" fo:margin-right="1.499cm"/>
    </style:page-layout>
    <style:page-layout style:name="Mpm2">
      <style:page-layout-properties fo:page-width="21cm" fo:page-height="29.7cm" fo:margin-top="1cm" fo:margin-bottom="1.249cm" fo:margin-left="3.001cm" fo:margin-right="1.499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  <dc:creator>Mi</dc:creator>
    <meta:creation-date>2024-11-16T11:54:00Z</meta:creation-date>
    <meta:keyword/>
    <dc:title/>
    <dc:description/>
  </office:meta>
</office:document-meta>
</file>

<file path=Object 1/content.xml><?xml version="1.0" encoding="utf-8"?>
<math xmlns="http://www.w3.org/1998/Math/MathML">
  <semantics>
    <mi>X</mi>
    <mi> </mi>
    <mtext>=</mtext>
    <mi> </mi>
    <mrow>
      <mo fence="true" form="prefix" stretchy="true">[</mo>
      <mrow>
        <mtable>
          <mtr>
            <mtd>
              <mrow>
                <mn>2</mn>
              </mrow>
            </mtd>
          </mtr>
          <mtr>
            <mtd>
              <mrow>
                <mn>3</mn>
              </mrow>
            </mtd>
          </mtr>
          <mtr>
            <mtd>
              <mrow>
                <mn>5</mn>
              </mrow>
            </mtd>
          </mtr>
        </mtable>
      </mrow>
      <mo fence="true" form="postfix" stretchy="true">]</mo>
    </mrow>
    <annotation encoding="StarMath 5.0">X  "="   left [ matrix{2 ## 3 ## 5 } right ] </annotation>
  </semantics>
</math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0/content.xml><?xml version="1.0" encoding="utf-8"?>
<math xmlns="http://www.w3.org/1998/Math/MathML">
  <semantics>
    <mtext>=</mtext>
    <mrow>
      <mo fence="true" form="prefix" stretchy="true">(</mo>
      <mrow>
        <mtable>
          <mtr>
            <mtd>
              <mrow>
                <mn>1</mn>
              </mrow>
            </mtd>
            <mtd>
              <mrow>
                <mfrac>
                  <mrow>
                    <mn>1</mn>
                    <mn>0</mn>
                  </mrow>
                  <mrow>
                    <mn>3</mn>
                  </mrow>
                </mfrac>
              </mrow>
            </mtd>
          </mtr>
          <mtr>
            <mtd>
              <mrow>
                <mn>1</mn>
              </mrow>
            </mtd>
            <mtd>
              <mrow>
                <mfrac>
                  <mrow>
                    <mn>3</mn>
                    <mn>8</mn>
                  </mrow>
                  <mrow>
                    <mn>1</mn>
                    <mn>0</mn>
                  </mrow>
                </mfrac>
              </mrow>
            </mtd>
          </mtr>
        </mtable>
      </mrow>
      <mrow>
        <mtable>
          <mtr>
            <mtd>
              <mrow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n>0</mn>
              </mrow>
            </mtd>
          </mtr>
          <mtr>
            <mtd>
              <mrow>
                <mn>0</mn>
              </mrow>
            </mtd>
            <mtd>
              <mrow>
                <mfrac>
                  <mrow>
                    <mn>1</mn>
                  </mrow>
                  <mrow>
                    <mn>1</mn>
                    <mn>0</mn>
                  </mrow>
                </mfrac>
              </mrow>
            </mtd>
          </mtr>
        </mtable>
      </mrow>
      <mo fence="true" form="postfix" stretchy="true">)</mo>
    </mrow>
    <mtext>=</mtext>
    <mi> </mi>
    <mo>&lt;</mo>
    <mi>вычтем из второй строки первую</mi>
    <mo>&gt;</mo>
    <mi> </mi>
    <mtext>=</mtext>
    <annotation encoding="StarMath 5.0">"=" left ( matrix{1 # {1 0 } over {3 }## 1 # {3 8 } over {1 0 }} matrix{{1 } over {3 }# 0 ## 0 # {1 } over {1 0 }} right ) "="   &lt; вычтем из второй строки первую &gt;   "=" </annotation>
  </semantics>
</math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1/content.xml><?xml version="1.0" encoding="utf-8"?>
<math xmlns="http://www.w3.org/1998/Math/MathML">
  <semantics>
    <mtext>=</mtext>
    <mrow>
      <mo fence="true" form="prefix" stretchy="true">(</mo>
      <mrow>
        <mtable>
          <mtr>
            <mtd>
              <mrow>
                <mn>1</mn>
              </mrow>
            </mtd>
            <mtd>
              <mrow>
                <mfrac>
                  <mrow>
                    <mn>1</mn>
                    <mn>0</mn>
                  </mrow>
                  <mrow>
                    <mn>3</mn>
                  </mrow>
                </mfrac>
              </mrow>
            </mtd>
          </mtr>
          <mtr>
            <mtd>
              <mrow>
                <mn>0</mn>
              </mrow>
            </mtd>
            <mtd>
              <mrow>
                <mfrac>
                  <mrow>
                    <mn>7</mn>
                  </mrow>
                  <mrow>
                    <mn>1</mn>
                    <mn>5</mn>
                  </mrow>
                </mfrac>
              </mrow>
            </mtd>
          </mtr>
        </mtable>
      </mrow>
      <mrow>
        <mtable>
          <mtr>
            <mtd>
              <mrow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n>0</mn>
              </mrow>
            </mtd>
          </mtr>
          <mtr>
            <mtd>
              <mrow>
                <mo>-</mo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frac>
                  <mrow>
                    <mn>1</mn>
                  </mrow>
                  <mrow>
                    <mn>1</mn>
                    <mn>0</mn>
                  </mrow>
                </mfrac>
              </mrow>
            </mtd>
          </mtr>
        </mtable>
      </mrow>
      <mo fence="true" form="postfix" stretchy="true">)</mo>
    </mrow>
    <mtext>=</mtext>
    <mi> </mi>
    <mo>&lt;</mo>
    <mi>умножим вторую строку на </mi>
    <mfrac>
      <mrow>
        <mn>1</mn>
        <mn>5</mn>
      </mrow>
      <mrow>
        <mn>7</mn>
      </mrow>
    </mfrac>
    <mo>&gt;</mo>
    <mi> </mi>
    <mtext>=</mtext>
    <annotation encoding="StarMath 5.0">"=" left ( matrix{1 # {1 0 } over {3 }## 0 # {7 } over {1 5 }} matrix{{1 } over {3 }# 0 ## "-" {1 } over {3 }# {1 } over {1 0 }} right ) "="   &lt; умножим вторую строку на  {1 5 } over {7 }&gt;   "=" </annotation>
  </semantics>
</math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2/content.xml><?xml version="1.0" encoding="utf-8"?>
<math xmlns="http://www.w3.org/1998/Math/MathML">
  <semantics>
    <mtext>=</mtext>
    <mrow>
      <mo fence="true" form="prefix" stretchy="true">(</mo>
      <mrow>
        <mtable>
          <mtr>
            <mtd>
              <mrow>
                <mn>1</mn>
              </mrow>
            </mtd>
            <mtd>
              <mrow>
                <mfrac>
                  <mrow>
                    <mn>1</mn>
                    <mn>0</mn>
                  </mrow>
                  <mrow>
                    <mn>3</mn>
                  </mrow>
                </mfrac>
              </mrow>
            </mtd>
          </mtr>
          <mtr>
            <mtd>
              <mrow>
                <mn>0</mn>
              </mrow>
            </mtd>
            <mtd>
              <mrow>
                <mn>1</mn>
              </mrow>
            </mtd>
          </mtr>
        </mtable>
      </mrow>
      <mrow>
        <mtable>
          <mtr>
            <mtd>
              <mrow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n>0</mn>
              </mrow>
            </mtd>
          </mtr>
          <mtr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  <mtd>
              <mrow>
                <mfrac>
                  <mrow>
                    <mn>3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)</mo>
    </mrow>
    <mtext>=</mtext>
    <mi> </mi>
    <mo>&lt;</mo>
    <mi>вычтем из первой строки вторую, умноженную на </mi>
    <mfrac>
      <mrow>
        <mn>1</mn>
        <mn>0</mn>
      </mrow>
      <mrow>
        <mn>3</mn>
      </mrow>
    </mfrac>
    <mo>&gt;</mo>
    <mi> </mi>
    <mtext>=</mtext>
    <annotation encoding="StarMath 5.0">"=" left ( matrix{1 # {1 0 } over {3 }## 0 # 1 } matrix{{1 } over {3 }# 0 ## "-" {5 } over {7 }# {3 } over {1 4 }} right ) "="   &lt; вычтем из первой строки вторую, умноженную на  {1 0 } over {3 }&gt;   "=" </annotation>
  </semantics>
</math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3/content.xml><?xml version="1.0" encoding="utf-8"?>
<math xmlns="http://www.w3.org/1998/Math/MathML">
  <semantics>
    <mtext>=</mtext>
    <mrow>
      <mo fence="true" form="prefix" stretchy="true">(</mo>
      <mrow>
        <mtable>
          <mtr>
            <mtd>
              <mrow>
                <mn>1</mn>
              </mrow>
            </mtd>
            <mtd>
              <mrow>
                <mn>0</mn>
              </mrow>
            </mtd>
          </mtr>
          <mtr>
            <mtd>
              <mrow>
                <mn>0</mn>
              </mrow>
            </mtd>
            <mtd>
              <mrow>
                <mn>1</mn>
              </mrow>
            </mtd>
          </mtr>
        </mtable>
      </mrow>
      <mrow>
        <mtable>
          <mtr>
            <mtd>
              <mrow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</mtr>
          <mtr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  <mtd>
              <mrow>
                <mfrac>
                  <mrow>
                    <mn>3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)</mo>
    </mrow>
    <mi>.</mi>
    <annotation encoding="StarMath 5.0">"=" left ( matrix{1 # 0 ## 0 # 1 } matrix{{1 } over {3 }# "-" {5 } over {7 }## "-" {5 } over {7 }# {3 } over {1 4 }} right ) . </annotation>
  </semantics>
</math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4/content.xml><?xml version="1.0" encoding="utf-8"?>
<math xmlns="http://www.w3.org/1998/Math/MathML">
  <semantics>
    <msup>
      <mrow>
        <mrow>
          <mrow>
            <mo fence="true" form="prefix" stretchy="true">[</mo>
            <mrow>
              <mtable>
                <mtr>
                  <mtd>
                    <mrow>
                      <mn>3</mn>
                    </mrow>
                  </mtd>
                  <mtd>
                    <mrow>
                      <mn>1</mn>
                      <mn>0</mn>
                    </mrow>
                  </mtd>
                </mtr>
                <mtr>
                  <mtd>
                    <mrow>
                      <mn>1</mn>
                      <mn>0</mn>
                    </mrow>
                  </mtd>
                  <mtd>
                    <mrow>
                      <mn>3</mn>
                      <mn>8</mn>
                    </mrow>
                  </mtd>
                </mtr>
              </mtable>
            </mrow>
            <mo fence="true" form="postfix" stretchy="true">]</mo>
          </mrow>
        </mrow>
      </mrow>
      <mrow>
        <mo>-</mo>
        <mn>1</mn>
      </mrow>
    </msup>
    <mtext>=</mtext>
    <mrow>
      <mo fence="true" form="prefix" stretchy="true">[</mo>
      <mrow>
        <mtable>
          <mtr>
            <mtd>
              <mrow>
                <mfrac>
                  <mrow>
                    <mn>1</mn>
                  </mrow>
                  <mrow>
                    <mn>3</mn>
                  </mrow>
                </mfrac>
              </mrow>
            </mtd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</mtr>
          <mtr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  <mtd>
              <mrow>
                <mfrac>
                  <mrow>
                    <mn>3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]</mo>
    </mrow>
    <annotation encoding="StarMath 5.0">{left [ matrix{3 # 1 0 ## 1 0 # 3 8 } right ] }^{"-" 1 }"=" left [ matrix{{1 } over {3 }# "-" {5 } over {7 }## "-" {5 } over {7 }# {3 } over {1 4 }} right ] </annotation>
  </semantics>
</math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5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frac>
                  <mrow>
                    <mn>1</mn>
                    <mn>9</mn>
                  </mrow>
                  <mrow>
                    <mn>7</mn>
                  </mrow>
                </mfrac>
              </mrow>
            </mtd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</mtr>
          <mtr>
            <mtd>
              <mrow>
                <mo>-</mo>
                <mfrac>
                  <mrow>
                    <mn>5</mn>
                  </mrow>
                  <mrow>
                    <mn>7</mn>
                  </mrow>
                </mfrac>
              </mrow>
            </mtd>
            <mtd>
              <mrow>
                <mfrac>
                  <mrow>
                    <mn>3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1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3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"=" left [ matrix{{1 9 } over {7 }# "-" {5 } over {7 }## "-" {5 } over {7 }# {3 } over {1 4 }} right ] ∙ left [ matrix{1 # 1 # 1 ## 2 # 3 # 5 } right ] ∙ left [ matrix{1 ## 3 ## 4 } right ] "=" </annotation>
  </semantics>
</math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6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frac>
                  <mrow>
                    <mn>1</mn>
                    <mn>9</mn>
                  </mrow>
                  <mrow>
                    <mn>7</mn>
                  </mrow>
                </mfrac>
                <mo>∙</mo>
                <mn>1</mn>
                <mo>+</mo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2</mn>
              </mrow>
            </mtd>
            <mtd>
              <mrow>
                <mfrac>
                  <mrow>
                    <mn>1</mn>
                    <mn>9</mn>
                  </mrow>
                  <mrow>
                    <mn>7</mn>
                  </mrow>
                </mfrac>
                <mo>∙</mo>
                <mn>1</mn>
                <mo>+</mo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3</mn>
              </mrow>
            </mtd>
            <mtd>
              <mrow>
                <mfrac>
                  <mrow>
                    <mn>1</mn>
                    <mn>9</mn>
                  </mrow>
                  <mrow>
                    <mn>7</mn>
                  </mrow>
                </mfrac>
                <mo>∙</mo>
                <mn>1</mn>
                <mo>+</mo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5</mn>
              </mrow>
            </mtd>
          </mtr>
          <mtr>
            <mtd>
              <mrow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1</mn>
                <mo>+</mo>
                <mfrac>
                  <mrow>
                    <mn>3</mn>
                  </mrow>
                  <mrow>
                    <mn>1</mn>
                    <mn>4</mn>
                  </mrow>
                </mfrac>
                <mo>∙</mo>
                <mn>2</mn>
              </mrow>
            </mtd>
            <mtd>
              <mrow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1</mn>
                <mo>+</mo>
                <mfrac>
                  <mrow>
                    <mn>3</mn>
                  </mrow>
                  <mrow>
                    <mn>1</mn>
                    <mn>4</mn>
                  </mrow>
                </mfrac>
                <mo>∙</mo>
                <mn>3</mn>
              </mrow>
            </mtd>
            <mtd>
              <mrow>
                <mrow>
                  <mo fence="true" form="prefix" stretchy="true">(</mo>
                  <mrow>
                    <mo>-</mo>
                    <mfrac>
                      <mrow>
                        <mn>5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1</mn>
                <mo>+</mo>
                <mfrac>
                  <mrow>
                    <mn>3</mn>
                  </mrow>
                  <mrow>
                    <mn>1</mn>
                    <mn>4</mn>
                  </mrow>
                </mfrac>
                <mo>∙</mo>
                <mn>5</mn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"=" left [ matrix{{1 9 } over {7 }∙ 1 "+" left ( "-" {5 } over {7 }right ) ∙ 2 # {1 9 } over {7 }∙ 1 "+" left ( "-" {5 } over {7 }right ) ∙ 3 # {1 9 } over {7 }∙ 1 "+" left ( "-" {5 } over {7 }right ) ∙ 5 ## left ( "-" {5 } over {7 }right ) ∙ 1 "+" {3 } over {1 4 }∙ 2 # left ( "-" {5 } over {7 }right ) ∙ 1 "+" {3 } over {1 4 }∙ 3 # left ( "-" {5 } over {7 }right ) ∙ 1 "+" {3 } over {1 4 }∙ 5 } right ] ∙ left [ matrix{1 ## 3 ## 4 } right ] "=" </annotation>
  </semantics>
</math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7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frac>
                  <mrow>
                    <mn>9</mn>
                  </mrow>
                  <mrow>
                    <mn>7</mn>
                  </mrow>
                </mfrac>
              </mrow>
            </mtd>
            <mtd>
              <mrow>
                <mfrac>
                  <mrow>
                    <mn>4</mn>
                  </mrow>
                  <mrow>
                    <mn>7</mn>
                  </mrow>
                </mfrac>
              </mrow>
            </mtd>
            <mtd>
              <mrow>
                <mo>-</mo>
                <mfrac>
                  <mrow>
                    <mn>6</mn>
                  </mrow>
                  <mrow>
                    <mn>7</mn>
                  </mrow>
                </mfrac>
              </mrow>
            </mtd>
          </mtr>
          <mtr>
            <mtd>
              <mrow>
                <mo>-</mo>
                <mfrac>
                  <mrow>
                    <mn>2</mn>
                  </mrow>
                  <mrow>
                    <mn>7</mn>
                  </mrow>
                </mfrac>
              </mrow>
            </mtd>
            <mtd>
              <mrow>
                <mo>-</mo>
                <mfrac>
                  <mrow>
                    <mn>1</mn>
                  </mrow>
                  <mrow>
                    <mn>1</mn>
                    <mn>4</mn>
                  </mrow>
                </mfrac>
              </mrow>
            </mtd>
            <mtd>
              <mrow>
                <mfrac>
                  <mrow>
                    <mn>5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"=" left [ matrix{{9 } over {7 }# {4 } over {7 }# "-" {6 } over {7 }## "-" {2 } over {7 }# "-" {1 } over {1 4 }# {5 } over {1 4 }} right ] ∙ left [ matrix{1 ## 3 ## 4 } right ] "=" </annotation>
  </semantics>
</math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8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frac>
                  <mrow>
                    <mn>9</mn>
                  </mrow>
                  <mrow>
                    <mn>7</mn>
                  </mrow>
                </mfrac>
                <mo>∙</mo>
                <mn>1</mn>
                <mo>+</mo>
                <mfrac>
                  <mrow>
                    <mn>4</mn>
                  </mrow>
                  <mrow>
                    <mn>7</mn>
                  </mrow>
                </mfrac>
                <mo>∙</mo>
                <mn>3</mn>
                <mo>+</mo>
                <mrow>
                  <mo fence="true" form="prefix" stretchy="true">(</mo>
                  <mrow>
                    <mo>-</mo>
                    <mfrac>
                      <mrow>
                        <mn>6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4</mn>
              </mrow>
            </mtd>
          </mtr>
          <mtr>
            <mtd>
              <mrow>
                <mrow>
                  <mo fence="true" form="prefix" stretchy="true">(</mo>
                  <mrow>
                    <mo>-</mo>
                    <mfrac>
                      <mrow>
                        <mn>2</mn>
                      </mrow>
                      <mrow>
                        <mn>7</mn>
                      </mrow>
                    </mfrac>
                  </mrow>
                  <mo fence="true" form="postfix" stretchy="true">)</mo>
                </mrow>
                <mo>∙</mo>
                <mn>1</mn>
                <mo>+</mo>
                <mrow>
                  <mo fence="true" form="prefix" stretchy="true">(</mo>
                  <mrow>
                    <mo>-</mo>
                    <mfrac>
                      <mrow>
                        <mn>1</mn>
                      </mrow>
                      <mrow>
                        <mn>1</mn>
                        <mn>4</mn>
                      </mrow>
                    </mfrac>
                  </mrow>
                  <mo fence="true" form="postfix" stretchy="true">)</mo>
                </mrow>
                <mo>∙</mo>
                <mn>3</mn>
                <mo>+</mo>
                <mfrac>
                  <mrow>
                    <mn>5</mn>
                  </mrow>
                  <mrow>
                    <mn>1</mn>
                    <mn>4</mn>
                  </mrow>
                </mfrac>
                <mo>∙</mo>
                <mn>4</mn>
              </mrow>
            </mtd>
          </mtr>
        </mtable>
      </mrow>
      <mo fence="true" form="postfix" stretchy="true">]</mo>
    </mrow>
    <mtext>=</mtext>
    <annotation encoding="StarMath 5.0">"=" left [ matrix{{9 } over {7 }∙ 1 "+" {4 } over {7 }∙ 3 "+" left ( "-" {6 } over {7 }right ) ∙ 4 ## left ( "-" {2 } over {7 }right ) ∙ 1 "+" left ( "-" {1 } over {1 4 }right ) ∙ 3 "+" {5 } over {1 4 }∙ 4 } right ] "=" </annotation>
  </semantics>
</math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19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o>-</mo>
                <mfrac>
                  <mrow>
                    <mn>3</mn>
                  </mrow>
                  <mrow>
                    <mn>7</mn>
                  </mrow>
                </mfrac>
              </mrow>
            </mtd>
          </mtr>
          <mtr>
            <mtd>
              <mrow>
                <mfrac>
                  <mrow>
                    <mn>1</mn>
                    <mn>3</mn>
                  </mrow>
                  <mrow>
                    <mn>1</mn>
                    <mn>4</mn>
                  </mrow>
                </mfrac>
              </mrow>
            </mtd>
          </mtr>
        </mtable>
      </mrow>
      <mo fence="true" form="postfix" stretchy="true">]</mo>
    </mrow>
    <mtext>=</mtext>
    <annotation encoding="StarMath 5.0">"=" left [ matrix{"-" {3 } over {7 }## {1 3 } over {1 4 }} right ] "=" </annotation>
  </semantics>
</math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/content.xml><?xml version="1.0" encoding="utf-8"?>
<math xmlns="http://www.w3.org/1998/Math/MathML">
  <semantics>
    <mi>y</mi>
    <mi> </mi>
    <mtext>=</mtext>
    <mi> </mi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annotation encoding="StarMath 5.0">y  "="   left [ matrix{1 ## 3 ## 4 } right ] </annotation>
  </semantics>
</math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0/content.xml><?xml version="1.0" encoding="utf-8"?>
<math xmlns="http://www.w3.org/1998/Math/MathML">
  <semantics>
    <mtext>=</mtext>
    <mrow>
      <mo fence="true" form="prefix" stretchy="true">[</mo>
      <mrow>
        <mtable>
          <mtr>
            <mtd>
              <mrow>
                <mo>-</mo>
                <mn>0</mn>
                <mi>,</mi>
                <mn>4</mn>
                <mn>2</mn>
                <mn>8</mn>
                <mn>5</mn>
                <mn>7</mn>
                <mn>1</mn>
                <mn>4</mn>
                <mn>2</mn>
                <mn>8</mn>
                <mn>5</mn>
                <mn>7</mn>
                <mn>1</mn>
                <mn>4</mn>
                <mn>2</mn>
                <mn>8</mn>
                <mn>6</mn>
              </mrow>
            </mtd>
          </mtr>
          <mtr>
            <mtd>
              <mrow>
                <mn>0</mn>
                <mi>,</mi>
                <mn>9</mn>
                <mn>2</mn>
                <mn>8</mn>
                <mn>5</mn>
                <mn>7</mn>
                <mn>1</mn>
                <mn>4</mn>
                <mn>2</mn>
                <mn>8</mn>
                <mn>5</mn>
                <mn>7</mn>
                <mn>1</mn>
                <mn>4</mn>
                <mn>2</mn>
                <mn>8</mn>
                <mn>6</mn>
              </mrow>
            </mtd>
          </mtr>
        </mtable>
      </mrow>
      <mo fence="true" form="postfix" stretchy="true">]</mo>
    </mrow>
    <annotation encoding="StarMath 5.0">"=" left [ matrix{"-" 0 , 4 2 8 5 7 1 4 2 8 5 7 1 4 2 8 6 ## 0 , 9 2 8 5 7 1 4 2 8 5 7 1 4 2 8 6 } right ] </annotation>
  </semantics>
</math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1/content.xml><?xml version="1.0" encoding="utf-8"?>
<math xmlns="http://www.w3.org/1998/Math/MathML">
  <semantics>
    <mi>w</mi>
    <mn>0</mn>
    <mtext>=</mtext>
    <mi> </mi>
    <mo>-</mo>
    <mn>0</mn>
    <mi>,</mi>
    <mn>4</mn>
    <mn>2</mn>
    <mn>8</mn>
    <mn>5</mn>
    <mn>7</mn>
    <mn>1</mn>
    <mn>4</mn>
    <mn>2</mn>
    <mn>8</mn>
    <mn>5</mn>
    <mn>7</mn>
    <mn>1</mn>
    <mn>4</mn>
    <mn>2</mn>
    <mn>8</mn>
    <mn>6</mn>
    <annotation encoding="StarMath 5.0">w 0 "="   "-" 0 , 4 2 8 5 7 1 4 2 8 5 7 1 4 2 8 6 </annotation>
  </semantics>
</math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2/content.xml><?xml version="1.0" encoding="utf-8"?>
<math xmlns="http://www.w3.org/1998/Math/MathML">
  <semantics>
    <mi>w</mi>
    <mn>1</mn>
    <mtext>=</mtext>
    <mi> </mi>
    <mn>0</mn>
    <mi>,</mi>
    <mn>9</mn>
    <mn>2</mn>
    <mn>8</mn>
    <mn>5</mn>
    <mn>7</mn>
    <mn>1</mn>
    <mn>4</mn>
    <mn>2</mn>
    <mn>8</mn>
    <mn>5</mn>
    <mn>7</mn>
    <mn>1</mn>
    <mn>4</mn>
    <mn>2</mn>
    <mn>8</mn>
    <mn>6</mn>
    <annotation encoding="StarMath 5.0">w 1 "="   0 , 9 2 8 5 7 1 4 2 8 5 7 1 4 2 8 6 </annotation>
  </semantics>
</math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23/content.xml><?xml version="1.0" encoding="utf-8"?>
<math xmlns="http://www.w3.org/1998/Math/MathML">
  <semantics>
    <mi>f</mi>
    <mrow>
      <mo fence="true" form="prefix" stretchy="true">(</mo>
      <mrow>
        <mi>x</mi>
      </mrow>
      <mo fence="true" form="postfix" stretchy="true">)</mo>
    </mrow>
    <mtext>=</mtext>
    <mo>-</mo>
    <mn>0</mn>
    <mi>,</mi>
    <mn>4</mn>
    <mn>2</mn>
    <mn>8</mn>
    <mn>5</mn>
    <mn>7</mn>
    <mn>1</mn>
    <mn>4</mn>
    <mn>2</mn>
    <mn>8</mn>
    <mn>5</mn>
    <mn>7</mn>
    <mn>1</mn>
    <mn>4</mn>
    <mn>2</mn>
    <mn>8</mn>
    <mn>6</mn>
    <mo>+</mo>
    <mn>0</mn>
    <mi>,</mi>
    <mn>9</mn>
    <mn>2</mn>
    <mn>8</mn>
    <mn>5</mn>
    <mn>7</mn>
    <mn>1</mn>
    <mn>4</mn>
    <mn>2</mn>
    <mn>8</mn>
    <mn>5</mn>
    <mn>7</mn>
    <mn>1</mn>
    <mn>4</mn>
    <mn>2</mn>
    <mn>8</mn>
    <mn>6</mn>
    <mo>∙</mo>
    <mi>x</mi>
    <annotation encoding="StarMath 5.0">f left ( x right ) "=" "-" 0 , 4 2 8 5 7 1 4 2 8 5 7 1 4 2 8 6 "+" 0 , 9 2 8 5 7 1 4 2 8 5 7 1 4 2 8 6 ∙ x </annotation>
  </semantics>
</math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3/content.xml><?xml version="1.0" encoding="utf-8"?>
<math xmlns="http://www.w3.org/1998/Math/MathML">
  <semantics>
    <mi>X</mi>
    <mtext>=</mtext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2</mn>
              </mrow>
            </mtd>
          </mtr>
          <mtr>
            <mtd>
              <mrow>
                <mn>1</mn>
              </mrow>
            </mtd>
            <mtd>
              <mrow>
                <mn>3</mn>
              </mrow>
            </mtd>
          </mtr>
          <mtr>
            <mtd>
              <mrow>
                <mn>1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annotation encoding="StarMath 5.0">X"=" left [ matrix{1 # 2 ## 1 # 3 ## 1 # 5 } right ] </annotation>
  </semantics>
</math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4/content.xml><?xml version="1.0" encoding="utf-8"?>
<math xmlns="http://www.w3.org/1998/Math/MathML">
  <semantics>
    <msup>
      <mrow>
        <mrow>
          <mi>X</mi>
        </mrow>
      </mrow>
      <mrow>
        <mi>T</mi>
      </mrow>
    </msup>
    <mtext>=</mtext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1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3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annotation encoding="StarMath 5.0">{X }^{T }"=" left [ matrix{1 # 1 # 1 ## 2 # 3 # 5 } right ] </annotation>
  </semantics>
</math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5/content.xml><?xml version="1.0" encoding="utf-8"?>
<math xmlns="http://www.w3.org/1998/Math/MathML">
  <semantics>
    <mi>w</mi>
    <mtext>=</mtext>
    <msup>
      <mrow>
        <mrow>
          <mrow>
            <mo fence="true" form="prefix" stretchy="true">(</mo>
            <mrow>
              <msup>
                <mrow>
                  <mrow>
                    <mi>X</mi>
                  </mrow>
                </mrow>
                <mrow>
                  <mi>T</mi>
                </mrow>
              </msup>
              <mi>X</mi>
            </mrow>
            <mo fence="true" form="postfix" stretchy="true">)</mo>
          </mrow>
        </mrow>
      </mrow>
      <mrow>
        <mo>-</mo>
        <mn>1</mn>
      </mrow>
    </msup>
    <msup>
      <mrow>
        <mrow>
          <mi>X</mi>
        </mrow>
      </mrow>
      <mrow>
        <mi>T</mi>
      </mrow>
    </msup>
    <mi>y</mi>
    <mtext>=</mtext>
    <msup>
      <mrow>
        <mrow>
          <mrow>
            <mo fence="true" form="prefix" stretchy="true">(</mo>
            <mrow>
              <mrow>
                <mo fence="true" form="prefix" stretchy="true">[</mo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  <mtd>
                        <mrow>
                          <mn>1</mn>
                        </mrow>
                      </mtd>
                    </mtr>
                    <mtr>
                      <mtd>
                        <mrow>
                          <mn>2</mn>
                        </mrow>
                      </mtd>
                      <mtd>
                        <mrow>
                          <mn>3</mn>
                        </mrow>
                      </mtd>
                      <mtd>
                        <mrow>
                          <mn>5</mn>
                        </mrow>
                      </mtd>
                    </mtr>
                  </mtable>
                </mrow>
                <mo fence="true" form="postfix" stretchy="true">]</mo>
              </mrow>
              <mo>∙</mo>
              <mrow>
                <mo fence="true" form="prefix" stretchy="true">[</mo>
                <mrow>
                  <mtable>
                    <mtr>
                      <mtd>
                        <mrow>
                          <mn>1</mn>
                        </mrow>
                      </mtd>
                      <mtd>
                        <mrow>
                          <mn>2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n>3</mn>
                        </mrow>
                      </mtd>
                    </mtr>
                    <mtr>
                      <mtd>
                        <mrow>
                          <mn>1</mn>
                        </mrow>
                      </mtd>
                      <mtd>
                        <mrow>
                          <mn>5</mn>
                        </mrow>
                      </mtd>
                    </mtr>
                  </mtable>
                </mrow>
                <mo fence="true" form="postfix" stretchy="true">]</mo>
              </mrow>
            </mrow>
            <mo fence="true" form="postfix" stretchy="true">)</mo>
          </mrow>
        </mrow>
      </mrow>
      <mrow>
        <mo>-</mo>
        <mn>1</mn>
      </mrow>
    </msup>
    <mo>∙</mo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1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3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w"=" {left ( {X }^{T }X right ) }^{"-" 1 }{X }^{T }y"=" {left ( left [ matrix{1 # 1 # 1 ## 2 # 3 # 5 } right ] ∙ left [ matrix{1 # 2 ## 1 # 3 ## 1 # 5 } right ] right ) }^{"-" 1 }∙ left [ matrix{1 # 1 # 1 ## 2 # 3 # 5 } right ] ∙ left [ matrix{1 ## 3 ## 4 } right ] "=" </annotation>
  </semantics>
</math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6/content.xml><?xml version="1.0" encoding="utf-8"?>
<math xmlns="http://www.w3.org/1998/Math/MathML">
  <semantics>
    <mtext>=</mtext>
    <msup>
      <mrow>
        <mrow>
          <mrow>
            <mo fence="true" form="prefix" stretchy="true">[</mo>
            <mrow>
              <mtable>
                <mtr>
                  <mtd>
                    <mrow>
                      <mn>1</mn>
                      <mo>∙</mo>
                      <mn>1</mn>
                      <mo>+</mo>
                      <mn>1</mn>
                      <mo>∙</mo>
                      <mn>1</mn>
                      <mo>+</mo>
                      <mn>1</mn>
                      <mo>∙</mo>
                      <mn>1</mn>
                    </mrow>
                  </mtd>
                  <mtd>
                    <mrow>
                      <mn>1</mn>
                      <mo>∙</mo>
                      <mn>2</mn>
                      <mo>+</mo>
                      <mn>1</mn>
                      <mo>∙</mo>
                      <mn>3</mn>
                      <mo>+</mo>
                      <mn>1</mn>
                      <mo>∙</mo>
                      <mn>5</mn>
                    </mrow>
                  </mtd>
                </mtr>
                <mtr>
                  <mtd>
                    <mrow>
                      <mn>2</mn>
                      <mo>∙</mo>
                      <mn>1</mn>
                      <mo>+</mo>
                      <mn>3</mn>
                      <mo>∙</mo>
                      <mn>1</mn>
                      <mo>+</mo>
                      <mn>5</mn>
                      <mo>∙</mo>
                      <mn>1</mn>
                    </mrow>
                  </mtd>
                  <mtd>
                    <mrow>
                      <mn>2</mn>
                      <mo>∙</mo>
                      <mn>2</mn>
                      <mo>+</mo>
                      <mn>3</mn>
                      <mo>∙</mo>
                      <mn>3</mn>
                      <mo>+</mo>
                      <mn>5</mn>
                      <mo>∙</mo>
                      <mn>5</mn>
                    </mrow>
                  </mtd>
                </mtr>
              </mtable>
            </mrow>
            <mo fence="true" form="postfix" stretchy="true">]</mo>
          </mrow>
        </mrow>
      </mrow>
      <mrow>
        <mo>-</mo>
        <mn>1</mn>
      </mrow>
    </msup>
    <mo>∙</mo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1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3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</mtr>
          <mtr>
            <mtd>
              <mrow>
                <mn>3</mn>
              </mrow>
            </mtd>
          </mtr>
          <mtr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"=" {left [ matrix{1 ∙ 1 "+" 1 ∙ 1 "+" 1 ∙ 1 # 1 ∙ 2 "+" 1 ∙ 3 "+" 1 ∙ 5 ## 2 ∙ 1 "+" 3 ∙ 1 "+" 5 ∙ 1 # 2 ∙ 2 "+" 3 ∙ 3 "+" 5 ∙ 5 } right ] }^{"-" 1 }∙ left [ matrix{1 # 1 # 1 ## 2 # 3 # 5 } right ] ∙ left [ matrix{1 ## 3 ## 4 } right ] "=" </annotation>
  </semantics>
</math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7/content.xml><?xml version="1.0" encoding="utf-8"?>
<math xmlns="http://www.w3.org/1998/Math/MathML">
  <semantics>
    <mtext>=</mtext>
    <msup>
      <mrow>
        <mrow>
          <mrow>
            <mo fence="true" form="prefix" stretchy="true">[</mo>
            <mrow>
              <mtable>
                <mtr>
                  <mtd>
                    <mrow>
                      <mn>3</mn>
                    </mrow>
                  </mtd>
                  <mtd>
                    <mrow>
                      <mn>1</mn>
                      <mn>0</mn>
                    </mrow>
                  </mtd>
                </mtr>
                <mtr>
                  <mtd>
                    <mrow>
                      <mn>1</mn>
                      <mn>0</mn>
                    </mrow>
                  </mtd>
                  <mtd>
                    <mrow>
                      <mn>3</mn>
                      <mn>8</mn>
                    </mrow>
                  </mtd>
                </mtr>
              </mtable>
            </mrow>
            <mo fence="true" form="postfix" stretchy="true">]</mo>
          </mrow>
        </mrow>
      </mrow>
      <mrow>
        <mo>-</mo>
        <mn>1</mn>
      </mrow>
    </msup>
    <mo>∙</mo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1</mn>
              </mrow>
            </mtd>
            <mtd>
              <mrow>
                <mn>1</mn>
              </mrow>
            </mtd>
          </mtr>
          <mtr>
            <mtd>
              <mrow>
                <mn>2</mn>
              </mrow>
            </mtd>
            <mtd>
              <mrow>
                <mn>3</mn>
              </mrow>
            </mtd>
            <mtd>
              <mrow>
                <mn>5</mn>
              </mrow>
            </mtd>
          </mtr>
        </mtable>
      </mrow>
      <mo fence="true" form="postfix" stretchy="true">]</mo>
    </mrow>
    <mo>∙</mo>
    <mrow>
      <mo fence="true" form="prefix" stretchy="true">[</mo>
      <mrow>
        <mtable>
          <mtr>
            <mtd>
              <mrow>
                <mn>1</mn>
              </mrow>
            </mtd>
            <mtd>
              <mrow>
                <mn>3</mn>
              </mrow>
            </mtd>
            <mtd>
              <mrow>
                <mn>4</mn>
              </mrow>
            </mtd>
          </mtr>
        </mtable>
      </mrow>
      <mo fence="true" form="postfix" stretchy="true">]</mo>
    </mrow>
    <mtext>=</mtext>
    <annotation encoding="StarMath 5.0">"=" {left [ matrix{3 # 1 0 ## 1 0 # 3 8 } right ] }^{"-" 1 }∙ left [ matrix{1 # 1 # 1 ## 2 # 3 # 5 } right ] ∙ left [ matrix{1 # 3 # 4 } right ] "=" </annotation>
  </semantics>
</math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8/content.xml><?xml version="1.0" encoding="utf-8"?>
<math xmlns="http://www.w3.org/1998/Math/MathML">
  <semantics>
    <msup>
      <mrow>
        <mrow>
          <mrow>
            <mo fence="true" form="prefix" stretchy="true">[</mo>
            <mrow>
              <mtable>
                <mtr>
                  <mtd>
                    <mrow>
                      <mn>3</mn>
                    </mrow>
                  </mtd>
                  <mtd>
                    <mrow>
                      <mn>1</mn>
                      <mn>0</mn>
                    </mrow>
                  </mtd>
                </mtr>
                <mtr>
                  <mtd>
                    <mrow>
                      <mn>1</mn>
                      <mn>0</mn>
                    </mrow>
                  </mtd>
                  <mtd>
                    <mrow>
                      <mn>3</mn>
                      <mn>8</mn>
                    </mrow>
                  </mtd>
                </mtr>
              </mtable>
            </mrow>
            <mo fence="true" form="postfix" stretchy="true">]</mo>
          </mrow>
        </mrow>
      </mrow>
      <mrow>
        <mo>-</mo>
        <mn>1</mn>
      </mrow>
    </msup>
    <annotation encoding="StarMath 5.0">{left [ matrix{3 # 1 0 ## 1 0 # 3 8 } right ] }^{"-" 1 }</annotation>
  </semantics>
</math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

<file path=Object 9/content.xml><?xml version="1.0" encoding="utf-8"?>
<math xmlns="http://www.w3.org/1998/Math/MathML">
  <semantics>
    <mrow>
      <mo fence="true" form="prefix" stretchy="true">(</mo>
      <mrow>
        <mtable>
          <mtr>
            <mtd>
              <mrow>
                <mn>3</mn>
              </mrow>
            </mtd>
            <mtd>
              <mrow>
                <mn>1</mn>
                <mn>0</mn>
              </mrow>
            </mtd>
          </mtr>
          <mtr>
            <mtd>
              <mrow>
                <mn>1</mn>
                <mn>0</mn>
              </mrow>
            </mtd>
            <mtd>
              <mrow>
                <mn>3</mn>
                <mn>8</mn>
              </mrow>
            </mtd>
          </mtr>
        </mtable>
      </mrow>
      <mrow>
        <mtable>
          <mtr>
            <mtd>
              <mrow>
                <mn>1</mn>
              </mrow>
            </mtd>
            <mtd>
              <mrow>
                <mn>0</mn>
              </mrow>
            </mtd>
          </mtr>
          <mtr>
            <mtd>
              <mrow>
                <mn>0</mn>
              </mrow>
            </mtd>
            <mtd>
              <mrow>
                <mn>1</mn>
              </mrow>
            </mtd>
          </mtr>
        </mtable>
      </mrow>
      <mo fence="true" form="postfix" stretchy="true">)</mo>
    </mrow>
    <mtext>=</mtext>
    <mi> </mi>
    <mo>&lt;</mo>
    <mi>разделим первую строку на </mi>
    <mn>3</mn>
    <mi>, а вторую на </mi>
    <mn>1</mn>
    <mn>0</mn>
    <mo>&gt;</mo>
    <mi> </mi>
    <mtext>=</mtext>
    <annotation encoding="StarMath 5.0">left ( matrix{3 # 1 0 ## 1 0 # 3 8 } matrix{1 # 0 ## 0 # 1 } right ) "="   &lt; разделим первую строку на  3 , а вторую на  1 0 &gt;   "=" </annotation>
  </semantics>
</math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8.2.1.38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/>
</office:document-styles>
</file>